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>Cas d'utilisation : Création d'une commande</text:p>
      <text:p text:style-name="Standard"/>
      <text:p text:style-name="Standard">Acteurs principaux :</text:p>
      <text:p text:style-name="Standard">- Commercial : Utilisateur qui gère les commandes et les clients.</text:p>
      <text:p text:style-name="Standard">- Client : Utilisateur qui passe une commande sur la plateforme.</text:p>
      <text:p text:style-name="Standard"/>
      <text:p text:style-name="Standard">Scénario principal :</text:p>
      <text:p text:style-name="Standard">1. Le client accède à la plateforme en se connectant avec ses identifiants.</text:p>
      <text:p text:style-name="Standard">2. Le client recherche les produits qu'il souhaite acheter et les ajoute à son panier en spécifiant les quantités.</text:p>
      <text:p text:style-name="Standard">3. Le client accède à son panier et vérifie les produits et les quantités.</text:p>
      <text:p text:style-name="Standard">4. Le client choisit de passer à l'étape de paiement et fournit les informations nécessaires.</text:p>
      <text:p text:style-name="Standard">5. Le système vérifie les informations du client et propose les différentes adresses enregistrées pour la livraison et la facturation.</text:p>
      <text:p text:style-name="Standard">6. Le client sélectionne l'adresse de livraison parmi celles disponibles.</text:p>
      <text:p text:style-name="Standard">7. Le client sélectionne l'adresse de facturation parmi celles disponibles ou en ajoute une nouvelle.</text:p>
      <text:p text:style-name="Standard">8. Le client choisit le mode de paiement (carte de crédit, virement bancaire, etc.) et fournit les informations nécessaires.</text:p>
      <text:p text:style-name="Standard">9. Le système vérifie les informations de paiement et envoie une demande de validation à la passerelle de paiement.</text:p>
      <text:p text:style-name="Standard">10. La passerelle de paiement traite la demande et envoie une réponse de validation au système.</text:p>
      <text:p text:style-name="Standard">11. Le système enregistre la commande avec les détails de paiement, les adresses de livraison et de facturation, ainsi que les produits commandés et les quantités.</text:p>
      <text:p text:style-name="Standard">12. Le système envoie une notification de confirmation de commande au client.</text:p>
      <text:p text:style-name="Standard">13. Le client reçoit la confirmation de commande et la commande est considérée comme terminée.</text:p>
      <text:p text:style-name="Standard"/>
      <text:p text:style-name="Standard">Flux alternatifs :</text:p>
      <text:p text:style-name="Standard"/>
      <text:p text:style-name="Standard">- Étape 1 (connexion) :</text:p>
      <text:p text:style-name="Standard"><text:s text:c="4"/>- Si le client n'est pas encore enregistré, il doit d'abord créer un compte avant de pouvoir passer une commande.</text:p>
      <text:p text:style-name="Standard"/>
      <text:p text:style-name="Standard">- Étape 3 (vérification du panier) :</text:p>
      <text:p text:style-name="Standard"><text:s text:c="4"/>- Si le panier est vide, le client est invité à ajouter des produits avant de passer à l'étape suivante.</text:p>
      <text:p text:style-name="Standard"/>
      <text:p text:style-name="Standard">- Étape 5 (vérification des adresses) :</text:p>
      <text:p text:style-name="Standard"><text:s text:c="4"/>- Si le client n'a pas d'adresse de livraison enregistrée, il est invité à en ajouter une avant de passer à l'étape suivante.</text:p>
      <text:p text:style-name="Standard"><text:s text:c="4"/>- Si le client n'a pas d'adresse de facturation enregistrée, il peut choisir d'utiliser l'adresse de livraison comme adresse de facturation ou en ajouter une nouvelle.</text:p>
      <text:p text:style-name="Standard"/>
      <text:p text:style-name="Standard">- Étape 9 (validation du paiement) :</text:p>
      <text:p text:style-name="Standard"><text:s text:c="4"/>- Si les informations de paiement fournies par le client sont incorrectes, le système affiche un message d'erreur et demande au client de les corriger.</text:p>
      <text:p text:style-name="Standard"/>
      <text:p text:style-name="Standard">- Étape 11 (enregistrement de la commande) :</text:p>
      <text:p text:style-name="Standard"><text:s text:c="4"/>- Si la demande de validation du paiement est rejetée par la passerelle de paiement, le système affiche un message d'erreur et informe le client que la commande n'a pas pu être traitée.</text:p>
      <text:p text:style-name="Standard"/>
      <text:p text:style-name="Standard">Ceci conclut la description du cas d'utilisation de 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4:02:23.154526513</meta:creation-date>
    <dc:date>2023-05-17T15:05:10.878824023</dc:date>
    <meta:editing-duration>PT1H2M48S</meta:editing-duration>
    <meta:editing-cycles>1</meta:editing-cycles>
    <meta:document-statistic meta:table-count="0" meta:image-count="0" meta:object-count="0" meta:page-count="1" meta:paragraph-count="31" meta:word-count="440" meta:character-count="2663" meta:non-whitespace-character-count="2230"/>
    <meta:generator>LibreOffice/7.5.2.2$Linux_X86_64 LibreOffice_project/50$Build-2</meta:generator>
  </office:meta>
</office:document-meta>
</file>